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mily-generic="swiss"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0.8925in"/>
    </style:style>
    <style:style style:name="co2" style:family="table-column">
      <style:table-column-properties fo:break-before="auto" style:column-width="3.7472in"/>
    </style:style>
    <style:style style:name="co3" style:family="table-column">
      <style:table-column-properties fo:break-before="auto" style:column-width="4.1402in"/>
    </style:style>
    <style:style style:name="co5" style:family="table-column">
      <style:table-column-properties fo:break-before="auto" style:column-width="3.2335in"/>
    </style:style>
    <style:style style:name="ro10"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8492in" fo:break-before="auto" style:use-optimal-row-height="true"/>
    </style:style>
    <style:style style:name="ro4" style:family="table-row">
      <style:table-row-properties style:row-height="1.0154in" fo:break-before="auto" style:use-optimal-row-height="true"/>
    </style:style>
    <style:style style:name="ro5" style:family="table-row">
      <style:table-row-properties style:row-height="1.6783in" fo:break-before="auto" style:use-optimal-row-height="true"/>
    </style:style>
    <style:style style:name="ro6" style:family="table-row">
      <style:table-row-properties style:row-height="3.8346in" fo:break-before="auto" style:use-optimal-row-height="true"/>
    </style:style>
    <style:style style:name="ro7" style:family="table-row">
      <style:table-row-properties style:row-height="8.9654in" fo:break-before="auto" style:use-optimal-row-height="true"/>
    </style:style>
    <style:style style:name="ro8" style:family="table-row">
      <style:table-row-properties style:row-height="4.8299in" fo:break-before="auto" style:use-optimal-row-height="true"/>
    </style:style>
    <style:style style:name="ro9" style:family="table-row">
      <style:table-row-properties style:row-height="1.1811in" fo:break-before="auto" style:use-optimal-row-height="true"/>
    </style:style>
    <style:style style:name="ro11" style:family="table-row">
      <style:table-row-properties style:row-height="0.3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fo:wrap-option="wrap" fo:border="0.0008in solid #000000"/>
      <style:text-properties fo:font-weight="bold" style:font-weight-asian="bold" style:font-weight-complex="bold"/>
    </style:style>
    <style:style style:name="ce2" style:family="table-cell" style:parent-style-name="Default">
      <style:table-cell-properties fo:wrap-option="wrap" fo:border="0.0008in solid #000000"/>
    </style:style>
    <style:style style:name="ce3" style:family="table-cell" style:parent-style-name="Default">
      <style:table-cell-properties fo:wrap-option="wrap"/>
    </style:style>
    <style:style style:name="ce4" style:family="table-cell" style:parent-style-name="Default">
      <style:table-cell-properties fo:wrap-option="wrap" fo:border="0.0008in solid #000000"/>
      <style:text-properties style:use-window-font-color="true" style:font-name="Consolas" fo:language="en" fo:country="US" style:font-name-asian="Consolas" style:language-asian="en" style:country-asian="US" style:font-name-complex="Consolas" style:font-size-complex="5.65000009536743pt" style:language-complex="en" style:country-complex="US"/>
    </style:style>
  </office:automatic-styles>
  <office:body>
    <office:spreadsheet>
      <table:table table:name="Sheet1" table:style-name="ta1" table:print="false">
        <table:table-column table:style-name="co2" table:default-cell-style-name="ce2"/>
        <table:table-column table:style-name="co3" table:default-cell-style-name="ce2"/>
        <table:table-column table:style-name="co5" table:default-cell-style-name="ce2"/>
        <table:table-row table:style-name="ro2">
          <table:table-cell table:style-name="ce1" office:value-type="string">
            <text:p>Performance Tuning Concepts</text:p>
          </table:table-cell>
          <table:table-cell table:style-name="ce1" office:value-type="string">
            <text:p>Sample code Before Change</text:p>
          </table:table-cell>
          <table:table-cell table:style-name="ce1" office:value-type="string">
            <text:p>Sample Code after Change</text:p>
          </table:table-cell>
        </table:table-row>
        <table:table-row table:style-name="ro3">
          <table:table-cell office:value-type="string">
            <text:p>Insert sql query is giving better performance than dataframe.wirte.insertinto operation.</text:p>
          </table:table-cell>
          <table:table-cell office:value-type="string">
            <text:p>var query2 = s"""SELECT a, b, c from tabA""".stripMargin</text:p>
            <text:p>var df_query2_1 = sparkSession.sql(query2)</text:p>
            <text:p>df_query2_1.write.insertInto("tecl_tab")</text:p>
          </table:table-cell>
          <table:table-cell office:value-type="string">
            <text:p>var query2 = s"""SELECT a, b, c from tabA""".stripMargin</text:p>
            <text:p>var hiveIsertStat = s"""INSERT INTO TABLE tecl_tab $query2"""</text:p>
            <text:p>sparkSession.sql(hiveIsertStat)</text:p>
          </table:table-cell>
        </table:table-row>
        <table:table-row table:style-name="ro4">
          <table:table-cell office:value-type="string">
            <text:p>OutOfMemory Error – To resolve this, the temporary tables or views used in joins of the problematic query have to be captured physically using SaveAsTable option, before using them in the query and these physical tables have to be used in execution of the queries instead of temporary tables or views.</text:p>
          </table:table-cell>
          <table:table-cell office:value-type="string" table:number-columns-spanned="1" table:number-rows-spanned="3">
            <text:p>var query3 = s"""SELECT a.abc, x.xyz from temp_tableA join temp_tableB X where ...."""</text:p>
            <text:p>var res = hiveContext.sql(query3)</text:p>
          </table:table-cell>
          <table:table-cell office:value-type="string" table:number-columns-spanned="1" table:number-rows-spanned="3">
            <text:p>val yyyymonddhmmssFormat = new SimpleDateFormat("yyyyMMdd_hhmmss")</text:p>
            <text:p>val today = Calendar.getInstance().getTime()</text:p>
            <text:p>val currentstamp = yyyymonddhmmssFormat.format(today)</text:p>
            <text:p/>
            <text:p>var df_qry = s"""select * from temp_tableA""".stripMargin</text:p>
            <text:p>var df = sparkSession.sql(df_qry)</text:p>
            <text:p>var targetTab = "temp_tableA" + currentstamp</text:p>
            <text:p>df.coalesce(1).write.saveAsTable(s"""$targetTab""")</text:p>
            <text:p/>
            <text:p>var df_qry1 = s"""select * from temp_tableB""".stripMargin</text:p>
            <text:p>var df1 = sparkSession.sql(df_qry1)</text:p>
            <text:p>var targetTab1 = "temp_tableA" + currentstamp</text:p>
            <text:p>df1.coalesce(1).write.saveAsTable(s"""$targetTab1""")</text:p>
            <text:p/>
            <text:p>var query3 = s"""SELECT a.abc, x.xyz from $targetTab join $targetTab1 X where ...."""</text:p>
            <text:p>var res = sparkSession.sql(query3)</text:p>
          </table:table-cell>
        </table:table-row>
        <table:table-row table:style-name="ro4">
          <table:table-cell office:value-type="string">
            <text:p>RPC Timeout Error – To resolve this, the temporary tables or views used in joins of the problematic query have to be captured physically using SaveAsTable option, before using them in the query and these physical tables have to be used in execution of the queries instead of temporary tables or views.</text:p>
          </table:table-cell>
          <table:covered-table-cell table:number-columns-repeated="2"/>
        </table:table-row>
        <table:table-row table:style-name="ro5">
          <table:table-cell office:value-type="string">
            <text:p>Tree Node Execution Error – There are 2 ways to resolve this issue. 1) This issue is mainly caused because of the long lineage created in the flow of the program. To break the lineage, some action (either count or show or something similar to this) has to be used, to break the lineage. 2) The temporary tables or views used in joins of the problematic query have to be captured physically using SaveAsTable option, before using them in the query and these physical tables have to be used in execution of the queries instead of temporary tables or views.</text:p>
          </table:table-cell>
          <table:covered-table-cell table:number-columns-repeated="2"/>
        </table:table-row>
        <table:table-row table:style-name="ro6">
          <table:table-cell office:value-type="string">
            <text:p>Delete against the Partitioned table is taking very huge time (in hrs). To overcome this, handle each partition separately. Also use dataframe operations instead of sql / hive queries.</text:p>
          </table:table-cell>
          <table:table-cell table:style-name="ce4"/>
          <table:table-cell office:value-type="string">
            <text:p>var tmp = s"""select prh_id, prh_level_from_top, prh_tag, prh_parent_tag, prh_stable_tag, prh_modified_date, prh_phi_id from table WHERE prh_phi_id = $p_phi_id and prh_stable_tag not in ('$stable_list')"""</text:p>
            <text:p>var df_tmp = sparkSession.sql(tmp)</text:p>
            <text:p/>
            <text:p>df_tmp.cache()</text:p>
            <text:p>var df_tmp_count = df_tmp.count()</text:p>
            <text:p/>
            <text:p>df_tmp.createOrReplaceTempView("table_prt")</text:p>
            <text:p/>
            <text:p>sparkSession.sql(s"""ALTER TABLE table drop if exists partition(prh_phi_id=$p_phi_id)""")</text:p>
            <text:p/>
            <text:p>sparkSession.sql(s"""INSERT INTO table partition(prh_phi_id=$p_phi_id) select prh_id, prh_level_from_top, prh_tag, prh_parent_tag, prh_stable_tag, prh_modified_date from from table_prt""")</text:p>
            <text:p><text:tab/><text:tab/><text:tab/><text:tab/><text:tab/><text:tab/><text:tab/> <text:s/></text:p>
            <text:p><text:tab/></text:p>
            <text:p/>
          </table:table-cell>
        </table:table-row>
        <table:table-row table:style-name="ro7">
          <table:table-cell office:value-type="string">
            <text:p>Merge against the Partitioned table using ndx_scala_util Merge function is taking very huge time (in hrs). To overcome this, handle each partition separately. Also use dataframe operations instead of sql / hive queries. The update in Merge shall be handled as Delete with Insert. And then Insert in Merge shall be handled as normal Insert.</text:p>
          </table:table-cell>
          <table:table-cell office:value-type="string">
            <text:p>var query2 = s"""MERGE INTO tableC trag</text:p>
            <text:p>|USING tableA ON ( <text:s text:c="3"/>trag.npr_prh_id = ttag1.npr_prh_id1</text:p>
            <text:p>|AND trag.npr_phi_id = ttag1.npr_phi_id1</text:p>
            <text:p>|AND trag.npr_oin_index = ttag1.npr_oin_index1</text:p>
            <text:p>|AND trag.npr_phi_run_id = $gRunId)</text:p>
            <text:p>|WHEN MATCHED THEN UPDATE SET</text:p>
            <text:p>|.....</text:p>
            <text:p>|WHEN NOT MATCHED THEN INSERT</text:p>
            <text:p>|(....)""".stripMargin</text:p>
            <text:p/>
            <text:p>val df = ndx_scala_util.MERGEPARTITION(query2, "npr_phi_run_id")(sparkSession)</text:p>
          </table:table-cell>
          <table:table-cell office:value-type="string">
            <text:p>var df1 = sparkSession.sql(s"""SELECT <text:s/>distinct a, b, c</text:p>
            <text:p>FROM tableA""".stripMargin) //tableA ttag_temp_ord0_new<text:tab/><text:tab/></text:p>
            <text:p>df1.createOrReplaceTempView("tableB")</text:p>
            <text:p>var df1_count = df1.count()</text:p>
            <text:p>if (df1_count &gt; 0) {</text:p>
            <text:p>var df2=sparkSession.sql(s"""select ttag.*, tecl.* from tableB ttag JOIN tableC tecl ON (tecl.npr_prh_id = ttag.npr_prh_id1 AND tecl.npr_phi_id = ttag.npr_phi_id1 AND tecl.npr_oin_index = ttag.npr_oin_index1 AND tecl.npr_phi_run_id = $gRunId)""")</text:p>
            <text:p>var df3_match_to_exclude_ttag = df2.select("a","b","c")</text:p>
            <text:p>var df_to_insert_from_ttag=df1.except(df3_match_to_exclude_ttag).select(a, b, c)</text:p>
            <text:p>var df4_match_to_exclude_tecl = df2.select(...)</text:p>
            <text:p>var df5_match_to_update = df2.select(....) </text:p>
            <text:p>var df6=sparkSession.sql(s"""select .. <text:s text:c="5"/></text:p>
            <text:p>from tableC where npr_phi_run_id = $gRunId""")</text:p>
            <text:p/>
            <text:p>var df7_keep_tecl=df6.except(df4_match_to_exclude_tecl)</text:p>
            <text:p>df7_keep_tecl.cache()</text:p>
            <text:p>var df7_keep_tecl_count = df7_keep_tecl.count()</text:p>
            <text:p>var df8_full_insert_to_tecl = df7_keep_tecl.unionAll(df_to_insert_from_ttag).unionAll(df5_match_to_update)</text:p>
            <text:p>df8_full_insert_to_tecl.first()</text:p>
            <text:p/>
            <text:p>var yyyymonddhmmssFormat = new SimpleDateFormat("yyyyMMdd_hhmmss")</text:p>
            <text:p>var today = Calendar.getInstance().getTime()</text:p>
            <text:p>var currentstamp = yyyymonddhmmssFormat.format(today)</text:p>
            <text:p>var targetTab = "df8_full_insert_" + currentstamp</text:p>
            <text:p>df8_full_insert_to_tecl.coalesce(1).write.saveAsTable(s"""$targetTab""")</text:p>
            <text:p>sparkSession.sql(s"""ALTER TABLE tableC drop if exists partition(npr_phi_run_id=$gRunId)""")</text:p>
            <text:p>p_log(lProcedureName, "Partition for " + gRunId + " has been dropped successfully")</text:p>
            <text:p>sparkSession.catalog.refreshTable("tableC")</text:p>
            <text:p/>
            <text:p>sparkSession.sql(s"""INSERT INTO tableC partition(npr_phi_run_id = $gRunId) </text:p>
            <text:p><text:s/>select * <text:s text:c="5"/></text:p>
            <text:p><text:s/>from $targetTab""".stripMargin) <text:s text:c="7"/></text:p>
            <text:p/>
            <text:p>sparkSession.catalog.refreshTable("tableC")</text:p>
            <text:p/>
          </table:table-cell>
        </table:table-row>
        <table:table-row table:style-name="ro8">
          <table:table-cell office:value-type="string">
            <text:p>Joins in Hive take more time than dataframe joins. Hence, wherever possible and required, dataframe joins should be used instead of Hive joins. Please note that, Join is one of the most expensive operations commonly used in Spark, so it is worth to shrink data before performing a join.</text:p>
          </table:table-cell>
          <table:table-cell office:value-type="string">
            <text:p>var query = s"""SELECT distinct</text:p>
            <text:p>....</text:p>
            <text:p>|FROM ttag_dun_nodes hie</text:p>
            <text:p>|JOIN TTAG_TAG_LEVEL</text:p>
            <text:p>|ON ( hie.PHI_LEVEL = $pMaxLevel</text:p>
            <text:p>|AND hie.hie_tag = npr_tag )""".stripMargin</text:p>
            <text:p>var df2 = sparkSession.sql(query)</text:p>
          </table:table-cell>
          <table:table-cell office:value-type="string">
            <text:p>var hieDf = sparkSession.sql(s"""select * from tabA where PHI_LEVEL=$pMaxLevel""")</text:p>
            <text:p>var tagDf = sparkSession.sql(s"""select * from tabB""")</text:p>
            <text:p>var queryDf= hieDf.join(tagDf, hieDf.col("hie_tag") === tagDf.col("npr_tag"))</text:p>
            <text:p>queryDf.createOrReplaceTempView(resQuery)</text:p>
            <text:p>var df2 = sparkSession.sql(s"""SELECT distinct CASE WHEN SUBSTR(SUBSTR(ttag_base,Instr4(ttag_base,',',1,2)+1),1,1) = '*' THEN cast($l_private_mcv_id as bigint) ELSE cast(SUBSTR(ttag_base,Instr4(ttag_base,',',1,2)+1) as bigint) END apc_pcv_id</text:p>
            <text:p>,cast(SUBSTR(ttag_base,Instr4(ttag_base,',',1,1)+1,((Instr4(ttag_base,',',1,2)-Instr4(ttag_base,',',1,1))-1)) as bigint) apc_pcv_pch_id</text:p>
            <text:p>,hie.ITM_ID apc_itm_id</text:p>
            <text:p>,CASE WHEN SUBSTR(SUBSTR(ttag_base,Instr4(ttag_base,',',1,2)+1),1,1) = '*' THEN cast(SUBSTR(ttag_base,Instr4(ttag_base,',',1,2)+2) as bigint) ELSE cast NULL as bigint) END apc_oin_dun_id</text:p>
            <text:p>,cast(null as bigint) apc_oin_index </text:p>
            <text:p>,SUBSTR(ttag_base,1,Instr4(ttag_base,',',1,1)-1) apc_char_type from resQuery""")</text:p>
          </table:table-cell>
        </table:table-row>
        <table:table-row table:style-name="ro9">
          <table:table-cell office:value-type="string">
            <text:p>Set the value of the configuration parameter 'spark.sql.shuffle.partitions' to a lesser number like 10 or 20. Default is 200. This number will decide on how many splits has to be done on the Hive backend file, which is held physically. When this number is high, the number of tasks submitted for any operation against this table will be high, which will decrease the performance.</text:p>
          </table:table-cell>
          <table:table-cell table:number-columns-repeated="2" office:value-type="string">
            <text:p>NA</text:p>
          </table:table-cell>
        </table:table-row>
        <table:table-row table:style-name="ro11">
          <table:table-cell office:value-type="string">
            <text:p>Remove count function wherever it is used unnecessarily, as it takes much time.</text:p>
          </table:table-cell>
          <table:table-cell office:value-type="string">
            <text:p>p_log(lProcedureName,"records inserted into tecl_product_filter_node : " + df_query2_1.count())</text:p>
          </table:table-cell>
          <table:table-cell office:value-type="string">
            <text:p>p_log(lProcedureName,"records successfully inserted into tecl_product_filter_node ")</text:p>
          </table:table-cell>
        </table:table-row>
        <table:table-row table:style-name="ro11" table:number-rows-repeated="4">
          <table:table-cell table:style-name="ce3" table:number-columns-repeated="3"/>
        </table:table-row>
        <table:table-row table:style-name="ro11">
          <table:table-cell table:style-name="ce3" table:number-columns-repeated="3"/>
        </table:table-row>
      </table:table>
      <table:table table:name="Sheet2" table:style-name="ta1" table:print="false">
        <table:table-column table:style-name="co4" table:default-cell-style-name="Default"/>
        <table:table-row table:style-name="ro10">
          <table:table-cell/>
        </table:table-row>
      </table:table>
      <table:table table:name="Sheet3" table:style-name="ta1" table:print="false">
        <table:table-column table:style-name="co4" table:default-cell-style-name="Default"/>
        <table:table-row table:style-name="ro10">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mily-generic="swiss"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9">06/19/2017</text:date>, <text:time>15:58: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CS </meta:initial-creator>
    <meta:creation-date>2017-04-27T14:26:52.08</meta:creation-date>
    <dc:date>2017-06-19T15:58:07.20</dc:date>
    <meta:editing-duration>PT1H1M28S</meta:editing-duration>
    <meta:editing-cycles>8</meta:editing-cycles>
    <meta:generator>OpenOffice/4.1.1$Win32 OpenOffice.org_project/411m6$Build-9775</meta:generator>
    <meta:document-statistic meta:table-count="3" meta:cell-count="25" meta:object-count="0"/>
  </office:meta>
</office:document-meta>
</file>